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Helvetica, Arial"/>
    <style:font-face style:name="verdana" svg:font-family="verdana"/>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50%"/>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1"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6" style:family="paragraph" style:parent-style-name="Text_20_body">
      <style:paragraph-properties fo:text-align="end" style:justify-single-word="false"/>
      <style:text-properties style:font-name="Arial1" fo:font-size="13pt" fo:language="en" fo:country="US" fo:font-weight="bold"/>
    </style:style>
    <style:style style:name="P17" style:family="paragraph" style:parent-style-name="Text_20_body">
      <style:paragraph-properties fo:line-height="115%" fo:text-align="center" style:justify-single-word="false"/>
      <style:text-properties style:font-name="Arial1" fo:font-size="17pt" fo:language="en" fo:country="US" fo:font-weight="bold"/>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able_20_Contents">
      <style:text-properties style:font-name="Arial1"/>
    </style:style>
    <style:style style:name="P22" style:family="paragraph" style:parent-style-name="Table_20_Contents">
      <style:text-properties style:font-name="Arial1" fo:font-size="12pt" style:font-size-asian="12pt" style:font-size-complex="12pt"/>
    </style:style>
    <style:style style:name="P23" style:family="paragraph" style:parent-style-name="Table_20_Contents">
      <style:paragraph-properties fo:line-height="115%"/>
      <style:text-properties style:font-name="Arial1" fo:font-size="12pt" style:font-size-asian="12pt" style:font-size-complex="12pt"/>
    </style:style>
    <style:style style:name="P24"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5"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26"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27" style:family="paragraph" style:parent-style-name="Contents_20_Heading">
      <style:paragraph-properties fo:break-before="page"/>
    </style:style>
    <style:style style:name="P28"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29" style:family="paragraph" style:parent-style-name="Heading_20_2">
      <style:paragraph-properties fo:line-height="150%"/>
      <style:text-properties style:font-name="Arial1" fo:font-size="14pt" fo:font-weight="bold" fo:background-color="#0084d1" style:font-size-asian="14pt" style:font-size-complex="14pt"/>
    </style:style>
    <style:style style:name="P30"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1" style:family="paragraph" style:parent-style-name="Heading_20_2">
      <style:paragraph-properties fo:line-height="150%"/>
      <style:text-properties style:font-name="Arial1" fo:font-size="14pt" fo:font-weight="bold" fo:background-color="#c5000b" style:font-size-asian="14pt" style:font-size-complex="14pt"/>
    </style:style>
    <style:style style:name="P32"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33" style:family="paragraph" style:parent-style-name="Heading_20_2">
      <style:paragraph-properties fo:line-height="150%"/>
      <style:text-properties style:font-name="Arial1" fo:font-size="14pt" fo:font-weight="bold" fo:background-color="#579d1c" style:font-size-asian="14pt" style:font-size-complex="14pt"/>
    </style:style>
    <style:style style:name="P34" style:family="paragraph" style:parent-style-name="Heading_20_1">
      <style:paragraph-properties fo:line-height="115%"/>
      <style:text-properties style:font-name="Arial1" fo:font-size="16pt" fo:font-weight="bold" fo:background-color="#579d1c" style:font-size-asian="16pt" style:font-size-complex="16pt"/>
    </style:style>
    <style:style style:name="P35" style:family="paragraph" style:parent-style-name="Heading_20_1">
      <style:paragraph-properties fo:line-height="150%"/>
      <style:text-properties style:font-name="Arial1" fo:font-size="16pt" fo:font-weight="bold" fo:background-color="#579d1c" style:font-size-asian="16pt" style:font-size-complex="16pt"/>
    </style:style>
    <style:style style:name="P36"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37"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38" style:family="paragraph" style:parent-style-name="Heading_20_1">
      <style:paragraph-properties fo:line-height="150%"/>
      <style:text-properties style:font-name="Arial1" fo:font-size="16pt" fo:font-weight="bold" fo:background-color="transparent" style:font-size-asian="16pt" style:font-size-complex="16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style:font-name="Arial1" fo:font-size="12pt" style:font-size-asian="12pt" style:font-size-complex="12pt"/>
    </style:style>
    <style:style style:name="P4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45" style:family="paragraph" style:parent-style-name="Text_20_body">
      <style:paragraph-properties fo:line-height="150%"/>
    </style:style>
    <style:style style:name="P46" style:family="paragraph" style:parent-style-name="Text_20_body" style:list-style-name="L2">
      <style:paragraph-properties fo:line-height="150%"/>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Arial1" fo:font-size="12pt" fo:font-weight="normal" fo:background-color="transparent" style:font-size-asian="12pt" style:font-weight-asian="normal" style:font-size-complex="12pt" style:font-weight-complex="normal"/>
    </style:style>
    <style:style style:name="T9"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10" style:family="text">
      <style:text-properties fo:background-color="transparent" style:font-size-asian="12pt" style:font-weight-asian="normal" style:font-size-complex="12pt" style:font-weight-complex="normal"/>
    </style:style>
    <style:style style:name="T11" style:family="text">
      <style:text-properties style:font-name="Arial1"/>
    </style:style>
    <style:style style:name="T12" style:family="text">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T13" style:family="text">
      <style:text-properties fo:font-variant="normal" fo:text-transform="none" fo:color="#000000" style:font-name="Arial1" fo:font-size="12pt" fo:letter-spacing="normal" fo:font-style="normal" fo:font-weight="normal"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6">RoboGO</text:p>
      <text:p text:style-name="P7"/>
      <text:p text:style-name="P16">Dato: 22/03 – 2012</text:p>
      <text:p text:style-name="P17">Sorting Industrial Robot</text:p>
      <text:p text:style-name="P8">Projektrapport</text:p>
      <text:p text:style-name="P18"/>
      <text:p text:style-name="P2"/>
      <text:p text:style-name="P2">Vejleder: </text:p>
      <table:table table:name="Table1" table:style-name="Table1">
        <table:table-column table:style-name="Table1.A"/>
        <table:table-row table:style-name="Table1.1">
          <table:table-cell table:style-name="Table1.A1" office:value-type="string">
            <text:p text:style-name="P21">#1</text:p>
            <text:p text:style-name="P21">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2">#1</text:p>
            <text:p text:style-name="P23">Studienummer: 10778 <text:s text:c="9"/>Navn: René Høgh Thomsen </text:p>
          </table:table-cell>
        </table:table-row>
        <table:table-row>
          <table:table-cell table:style-name="Table2.A2" office:value-type="string">
            <text:p text:style-name="P22">#2</text:p>
            <text:p text:style-name="P23"><text:span text:style-name="T1">Studienummer: 10517 <text:s text:c="9"/>Navn: Cong Thanh Dao</text:span> </text:p>
          </table:table-cell>
        </table:table-row>
        <table:table-row>
          <table:table-cell table:style-name="Table2.A2" office:value-type="string">
            <text:p text:style-name="P22">#3</text:p>
            <text:p text:style-name="P23">Studienummer: 10430 <text:s text:c="9"/>Navn: Søren Howe Gersager </text:p>
          </table:table-cell>
        </table:table-row>
        <table:table-row>
          <table:table-cell table:style-name="Table2.A2" office:value-type="string">
            <text:p text:style-name="P22">#4</text:p>
            <text:p text:style-name="P23">Studienummer: 10791 <text:s text:c="9"/>Navn: Michael Batz Hansen </text:p>
          </table:table-cell>
        </table:table-row>
        <table:table-row>
          <table:table-cell table:style-name="Table2.A2" office:value-type="string">
            <text:p text:style-name="P22">#5</text:p>
            <text:p text:style-name="P24">Studienummer: 10898 <text:s text:c="9"/>Navn: Sam Luu Tong </text:p>
          </table:table-cell>
        </table:table-row>
        <table:table-row>
          <table:table-cell table:style-name="Table2.A2" office:value-type="string">
            <text:p text:style-name="P22">#6</text:p>
            <text:p text:style-name="P23">Studienummer: 10754 <text:s text:c="9"/>Navn: Nicolaj Quottrup </text:p>
          </table:table-cell>
        </table:table-row>
        <table:table-row>
          <table:table-cell table:style-name="Table2.A7" office:value-type="string">
            <text:p text:style-name="P22">#7</text:p>
            <text:p text:style-name="P23">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1">Dato:</text:p>
            <text:p text:style-name="P21"/>
          </table:table-cell>
          <table:table-cell table:style-name="Table3.B1" office:value-type="string">
            <text:p text:style-name="P21">Godkendt af: </text:p>
          </table:table-cell>
        </table:table-row>
      </table:table>
      <text:p text:style-name="P2"/>
      <text:h text:style-name="P25" text:outline-level="1">SLETTES VED FÆRDIGE VERSION</text:h>
      <text:p text:style-name="P11">Jeg har som guide markeret områder alt efter hvornår, de skal laves. </text:p>
      <text:p text:style-name="P11">Dette er for at vi hurtigere kan komme i gang med rapporten. Med det menes at vi undervejs under projektet kan lave på rapporten, for at spare tid til sidst, samt at det så ligger klarere i hovedet, hvad vi gjorde og hvorfor.</text:p>
      <text:p text:style-name="P12">I STARTEN(Før i gang med Construction)</text:p>
      <text:p text:style-name="P13">UNDER UDVIKLING(Use Case lavet)</text:p>
      <text:p text:style-name="P14">TIL SIDST(Lavet produktet)</text:p>
      <text:p text:style-name="P14"/>
      <text:p text:style-name="P15">Nogle punkter blandet sammen, da dele af dem kan laves under forskellige trin.</text:p>
      <text:h text:style-name="P26" text:outline-level="1">Res<text:span text:style-name="T2">umé</text:span></text:h>
      <text:p text:style-name="P43"><text:span text:style-name="T6">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span></text:p>
      <text:p text:style-name="P43"><text:span text:style-name="T6">Registreringsdelen foregår i en database, der er udviklet til projektets formål om automatiseret registrering. Måden, som registrering bliver fortaget på, er gennem målinger af klodsens størrelser, hvorefter klodsen bliver flyttet over til vejecellen. </text:span></text:p>
      <text:p text:style-name="P45"><text:span text:style-name="T8">Det ligger endvidere i projektgruppens ansvar at udvikle en forstærker til vejcellen, som er en vigtig del af systemet. Det er muligt ud fra klodsens masse og dimensioner at beregne en massefylde for den enkelte klods, som herefter kan kategoriseres i en kategori. </text:span></text:p>
      <text:p text:style-name="P45"><text:span text:style-name="T9">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7"><text:line-break/></text:span></text:p>
      <text:h text:style-name="P35" text:outline-level="1">Abs<text:span text:style-name="T2">tract</text:span></text:h>
      <text:p text:style-name="P19">Tekst.</text:p>
      <text:p text:style-name="P5"/>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Indholdsfortegnelse</text:p>
          </text:index-title>
          <text:p text:style-name="P39">SLETTES VED FÆRDIGE VERSION<text:tab/>2</text:p>
          <text:p text:style-name="P39">Resumé<text:tab/>3</text:p>
          <text:p text:style-name="P39">Abstract<text:tab/>3</text:p>
          <text:p text:style-name="P39">1. Forord<text:tab/>5</text:p>
          <text:p text:style-name="P39">2. Indledning<text:tab/>5</text:p>
          <text:p text:style-name="P39">3. Opgaveformulering<text:tab/>5</text:p>
          <text:p text:style-name="P39">4. Projektbeskrivelse<text:tab/>5</text:p>
          <text:p text:style-name="P40">4.1 Afgrænsning<text:tab/>5</text:p>
          <text:p text:style-name="P40">4.2 Projektgennemførelse<text:tab/>5</text:p>
          <text:p text:style-name="P40">4.3 Metoder<text:tab/>5</text:p>
          <text:p text:style-name="P40">4.4 Designprocessen<text:tab/>5</text:p>
          <text:p text:style-name="P40">4.5 Udviklingsværktøjer<text:tab/>5</text:p>
          <text:p text:style-name="P40">4.6 Resultater<text:tab/>5</text:p>
          <text:p text:style-name="P40">4.8 Fortræffeligheder<text:tab/>6</text:p>
          <text:p text:style-name="P40">4.9 Opnåede erfaringer<text:tab/>6</text:p>
          <text:p text:style-name="P40">4.10 Forbedringer<text:tab/>6</text:p>
          <text:p text:style-name="P39">5. Konklusion <text:tab/>6</text:p>
          <text:p text:style-name="P39">6. Referencer<text:tab/>6</text:p>
        </text:index-body>
      </text:table-of-content>
      <text:p text:style-name="P4"/>
      <text:p text:style-name="P9"/>
      <text:h text:style-name="P34" text:outline-level="1"/>
      <text:h text:style-name="P26" text:outline-level="1">1. Forord</text:h>
      <text:p text:style-name="P19">Dette er et 4. semester projekt, som er udarbejdet af syv IKT studerende på Ingeniørhøjskolen Aarhus Universitet (ASE), hvilket til den enkelte studerende har til <text:span text:style-name="T11">formål at:</text:span></text:p>
      <text:list xml:id="list29331773" text:style-name="L2">
        <text:list-item>
          <text:p text:style-name="P46"><text:span text:style-name="T12">Kombinere viden, teknikker og værktøjer fra både tidligere semestre og 4. semester i et større udviklingsprojekt.</text:span></text:p>
        </text:list-item>
        <text:list-item>
          <text:p text:style-name="P46"><text:span text:style-name="T13">Vælge og tilpasse metoder til anvendelse i forbindelse med projektarbejde, herunder at tilegne sig ny viden der er nødvendig for at løse en opgave.</text:span></text:p>
        </text:list-item>
        <text:list-item>
          <text:p text:style-name="P46"><text:span text:style-name="T13">Analysere, designe og planlægge en større udviklingsopgave på både proces- og produktsiden.</text:span></text:p>
        </text:list-item>
        <text:list-item>
          <text:p text:style-name="P46"><text:span text:style-name="T13">Implementere og dokumentere de valgte løsninger på både proces- og produktsiden.</text:span></text:p>
        </text:list-item>
      </text:list>
      <text:h text:style-name="P35" text:outline-level="1">2. Indledning</text:h>
      <text:p text:style-name="P19">Tekst.</text:p>
      <text:h text:style-name="P35" text:outline-level="1">3. Opgaveformulering</text:h>
      <text:p text:style-name="P19">Tekst.</text:p>
      <text:h text:style-name="P38" text:outline-level="1">4. Projektbeskrivelse</text:h>
      <text:p text:style-name="P19">Tekst.</text:p>
      <text:h text:style-name="P33" text:outline-level="2">4.1 Afgrænsning</text:h>
      <text:p text:style-name="P19">Tekst.</text:p>
      <text:h text:style-name="P31" text:outline-level="2">4.2 Projektgennemførelse</text:h>
      <text:p text:style-name="P19">Tekst.</text:p>
      <text:h text:style-name="P29" text:outline-level="2"><text:soft-page-break/><text:span text:style-name="T3">4.3 Me</text:span>toder</text:h>
      <text:p text:style-name="P19">Tekst.</text:p>
      <text:h text:style-name="P30" text:outline-level="2">4.4 Designprocessen</text:h>
      <text:p text:style-name="P42">Brugergrænsefladen:</text:p>
      <text:p text:style-name="P41">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Desuden er der blevet tænkt på, at menulinjen er meget ens for hinanden, så disse er blevet placeret de samme steder i de samme vinduer. </text:p>
      <text:h text:style-name="P28" text:outline-level="2"><text:span text:style-name="T3">4.5 Udviklings</text:span><text:span text:style-name="T4">værktøjer</text:span></text:h>
      <text:p text:style-name="P20">Tekst.</text:p>
      <text:h text:style-name="P32" text:outline-level="2">4.6 Resultater</text:h>
      <text:p text:style-name="P20">Tekst.</text:p>
      <text:p text:style-name="P10">4.7 Diskussion</text:p>
      <text:p text:style-name="P20">Tekst.</text:p>
      <text:h text:style-name="P28" text:outline-level="2"><text:span text:style-name="T4">4.8 Fortræf</text:span><text:span text:style-name="T2">feligheder</text:span></text:h>
      <text:p text:style-name="P20">Tekst.</text:p>
      <text:h text:style-name="P30" text:outline-level="2">4.9 Opnåede <text:span text:style-name="T2">erfaringer</text:span></text:h>
      <text:p text:style-name="P20">Tekst.</text:p>
      <text:h text:style-name="P30" text:outline-level="2"><text:soft-page-break/>4.10 Forbed<text:span text:style-name="T2">ringer</text:span></text:h>
      <text:p text:style-name="P20">Tekst.</text:p>
      <text:h text:style-name="P36" text:outline-level="1">5. Konklusion </text:h>
      <text:p text:style-name="P20">Tekst.</text:p>
      <text:h text:style-name="P37" text:outline-level="1">6. Referencer</text:h>
      <text:p text:style-name="P20">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Helvetica, Arial"/>
    <style:font-face style:name="verdana" svg:font-family="verdana"/>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7</text:page-number> a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3-23T09:19:07.72</dc:date>
    <meta:editing-duration>PT37M47S</meta:editing-duration>
    <meta:editing-cycles>23</meta:editing-cycles>
    <meta:generator>LibreOffice/3.5$Windows_x86 LibreOffice_project/7e68ba2-a744ebf-1f241b7-c506db1-7d53735</meta:generator>
    <meta:document-statistic meta:table-count="3" meta:image-count="0" meta:object-count="0" meta:page-count="7" meta:paragraph-count="96" meta:word-count="677" meta:character-count="4440" meta:non-whitespace-character-count="3758"/>
  </office:meta>
</office:document-meta>
</file>